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8e7c" officeooo:paragraph-rsid="00018e7c"/>
    </style:style>
    <style:style style:name="T1" style:family="text">
      <style:text-properties officeooo:rsid="000308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ipi <text:span text:style-name="T1">g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20:47:20.139879700</meta:creation-date>
    <dc:date>2025-11-02T20:56:20.997791200</dc:date>
    <meta:editing-duration>PT9M4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